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Задание<text:s/></text:span><text:span text:style-name="T3">№</text:span><text:span text:style-name="T4">1</text:span><text:span text:style-name="T5"/></text:p>
      <text:p text:style-name="P1"><text:span text:style-name="T5">d4:01:c3:51:40:97 - Routerboard.com</text:span></text:p>
      <text:p text:style-name="P1"><text:span text:style-name="T5">1c:69:7a:a9:37:0b - EliteGroup Computer Systems Co., LTD</text:span></text:p>
      <text:p text:style-name="P1"><text:span text:style-name="T5">E4:AA:EA:38:35:53 - Liteon Technology Corporation</text:span></text:p>
      <text:p text:style-name="P1"><text:span text:style-name="T5">B8:87:6E:2B:01:98</text:span><text:span text:style-name="T6"><text:s/>- Intertech Services AG</text:span><text:span text:style-name="T7"/></text:p>
      <text:p text:style-name="P1"><text:span text:style-name="T7"/></text:p>
      <text:p text:style-name="P2"><text:span text:style-name="T8">Задание<text:s/></text:span><text:span text:style-name="T9">№</text:span><text:span text:style-name="T10">2</text:span><text:span text:style-name="T11"><text:line-break/><text:line-break/></text:span><draw:frame text:anchor-type="as-char" svg:width="146.58mm" svg:height="79.11mm" style:rel-width="scale" style:rel-height="scale"><draw:object-ole xlink:href="OleObj1"/><draw:image xlink:href="ObjectReplacements/OleObj1"/></draw:frame><text:span text:style-name="T11"/></text:p>
      <text:p text:style-name="P2"><draw:frame text:anchor-type="as-char" svg:width="146.58mm" svg:height="98.43mm" style:rel-width="scale" style:rel-height="scale"><draw:object-ole xlink:href="OleObj2"/><draw:image xlink:href="ObjectReplacements/OleObj2"/></draw:frame><text:span text:style-name="T11"/></text:p>
      <text:p text:style-name="P2"><text:span text:style-name="T11"/></text:p>
      <text:p text:style-name="P2"><text:span text:style-name="T12">Задание<text:s/></text:span><text:span text:style-name="T13">№</text:span><text:span text:style-name="T14">3<text:line-break/></text:span><text:span text:style-name="T15"><text:line-break/>Я выбрал несколько UDP и TCP пакетов из захваченного трафика:</text:span></text:p>
      <text:p text:style-name="P2"><text:span text:style-name="T15"><text:s text:c="4"/>UDP<text:s/></text:span><text:span text:style-name="T16">–<text:s/></text:span><text:span text:style-name="T17">запросы DNS на порт 53</text:span></text:p>
      <text:p text:style-name="P2"><text:span text:style-name="T17"><text:s text:c="4"/>TCP<text:s/></text:span><text:span text:style-name="T18">– HTTP-</text:span><text:span text:style-name="T19">трафик на порт 80</text:span></text:p>
      <text:p text:style-name="P2"><text:span text:style-name="T19"/></text:p>
      <text:p text:style-name="P2"><text:span text:style-name="T19">Вот основные отличия, которые я обнаружил при сравнении:</text:span></text:p>
      <text:p text:style-name="P2"><text:span text:style-name="T19"><text:s text:c="4"/>TCP-пакеты содержат больше информации в заголовке: номера последовательности, подтверждения, флаги (SYN, ACK и др.).</text:span></text:p>
      <text:p text:style-name="P2"><text:span text:style-name="T19"><text:s text:c="4"/>UDP-пакеты имеют более короткий заголовок (всего 8 байт)<text:s/></text:span><text:span text:style-name="T20">—<text:s/></text:span><text:span text:style-name="T21">содержат только порты, длину и контрольную сумму.</text:span></text:p>
      <text:p text:style-name="P2"><text:span text:style-name="T21"><text:s text:c="4"/>TCP использует механизм установления соединения (трёхстороннее рукопожатие: SYN<text:s/></text:span><text:span text:style-name="T22">→</text:span><text:span text:style-name="T23"><text:s/>SYN-ACK<text:s/></text:span><text:span text:style-name="T24">→</text:span><text:span text:style-name="T25"><text:s/>ACK).</text:span></text:p>
      <text:p text:style-name="P2"><text:span text:style-name="T25"><text:s text:c="4"/>UDP<text:s/></text:span><text:span text:style-name="T26">не устанавливает соединение<text:s/></text:span><text:span text:style-name="T27">—<text:s/></text:span><text:span text:style-name="T28">просто отправляет данные (считается "протоколом без соединения").</text:span></text:p>
      <text:p text:style-name="P2"><text:span text:style-name="T28"><text:s text:c="4"/>TCP гарантирует доставку, порядок и целостность данных.</text:span></text:p>
      <text:p text:style-name="P2"><text:span text:style-name="T28"><text:s text:c="4"/>UDP<text:s/></text:span><text:span text:style-name="T29">— "</text:span><text:span text:style-name="T30">как есть", без подтверждений. Быстрее, но менее надёжно.</text:span></text:p>
      <text:p text:style-name="P2"><text:span text:style-name="T30"><text:s text:c="4"/>UDP я видел в DNS-запросах (быстро, без задержек).</text:span></text:p>
      <text:p text:style-name="P2"><text:span text:style-name="T30"><text:s text:c="4"/>TCP<text:s/></text:span><text:span text:style-name="T31">—<text:s/></text:span><text:span text:style-name="T32">в HTTP-пакетах, где важно, чтобы данные дошли в нужной последовательности.</text:span></text:p>
      <text:p text:style-name="P3"><text:span text:style-name="T33"><text:line-break/></text:span><text:span text:style-name="T34">Задание<text:s/></text:span><text:span text:style-name="T35">№</text:span><text:span text:style-name="T36">4</text:span></text:p>
      <text:p text:style-name="P4"><draw:frame text:anchor-type="as-char" svg:width="162.45mm" svg:height="108.48mm" style:rel-width="scale" style:rel-height="scale"><draw:object-ole xlink:href="OleObj3"/><draw:image xlink:href="ObjectReplacements/OleObj3"/></draw:frame><text:span text:style-name="T36"><text:line-break/><text:line-break/></text:span><text:span text:style-name="T37">1. Описание действия:</text:span><text:span text:style-name="T38"/></text:p>
      <text:p text:style-name="P4"><text:span text:style-name="T38"><text:s text:c="4"/>Я перешёл на сайт kremlin.ru.</text:span></text:p>
      <text:p text:style-name="P4"><text:span text:style-name="T38"><text:s text:c="4"/>В Wireshark выбрал HTTP-поток для анализа, воспользовавшись опцией Follow<text:s/></text:span><text:span text:style-name="T39">→</text:span><text:span text:style-name="T40"><text:s/>HTTP Stream<text:s/></text:span><text:span text:style-name="T41">после выбора одного из пакетов с HTTP-протоколом.</text:span></text:p>
      <text:p text:style-name="P4"><text:span text:style-name="T41"/></text:p>
      <text:p text:style-name="P4"><text:span text:style-name="T42">2. Подстановка фильтра:</text:span><text:span text:style-name="T43"/></text:p>
      <text:p text:style-name="P4"><text:span text:style-name="T43"><text:s text:c="4"/>В строке фильтров Wireshark автоматически подставился фильтр:</text:span></text:p>
      <text:p text:style-name="P4"><text:span text:style-name="T43"><text:s text:c="4"/>tcp.stream eq 110</text:span></text:p>
      <text:p text:style-name="P4"><text:span text:style-name="T43"><text:s text:c="4"/>Это означает, что я открыл поток с номером 110. Этот поток включает все пакеты, связанные с этим соединением, в том числе HTTP-запросы и ответы, отправленные между моим браузером и сервером kremlin.ru.</text:span></text:p>
      <text:p text:style-name="P4"><text:span text:style-name="T43"/></text:p>
      <text:p text:style-name="P4"><text:span text:style-name="T44">3. Почему это именно HTTP:</text:span><text:span text:style-name="T45"/></text:p>
      <text:p text:style-name="P4"><text:span text:style-name="T45"><text:s text:c="3"/>В пакете я обнаружил HTTP-запрос:</text:span></text:p>
      <text:p text:style-name="P4"><text:span text:style-name="T45">GET /events/president/news HTTP/1.1</text:span></text:p>
      <text:p text:style-name="P4"><text:span text:style-name="T45">Host: kremlin.ru</text:span></text:p>
      <text:p text:style-name="P4"><text:span text:style-name="T45">Скорее всего я думаю, что в этом потоке использует не защищённый протокол HTTP, а не HTTPS (несмотря на то, что основной сайт работает по HTTPS, этот запрос был, вероятно, частью фона, например, AJAX-запросом).</text:span></text:p>
      <text:p text:style-name="P4"><text:span text:style-name="T45">В ответе сервера я увидел:</text:span></text:p>
      <text:p text:style-name="P4"><text:span text:style-name="T45"><text:s text:c="4"/>HTTP/1.1 200 OK</text:span></text:p>
      <text:p text:style-name="P4"><text:span text:style-name="T45"><text:s text:c="4"/>Content-Type: text/html; charset=UTF-8</text:span></text:p>
      <text:p text:style-name="P4"><text:span text:style-name="T45"><text:s text:c="4"/>Это также подтверждает, что соединение использует HTTP/1.1 для передачи данных.</text:span></text:p>
      <text:p text:style-name="P4"><text:span text:style-name="T45"/></text:p>
      <text:p text:style-name="P4"><text:span text:style-name="T45">4. Причина такого трафика:</text:span></text:p>
      <text:p text:style-name="P4"><text:span text:style-name="T45"><text:s text:c="4"/>Запрос, который я наблюдал, скорее всего был AJAX-запросом (с учётом заголовка X-Requested-With: XMLHttpRequest), который отправляется с веб-страницы для получения данных без перезагрузки всей страницы.</text:span></text:p>
      <text:p text:style-name="P4"><text:span text:style-name="T45"><text:s text:c="4"/>Веб-страница kremlin.ru использует HTTP в некоторых случаях для фоновых запросов, несмотря на то, что основной трафик защищён HTTPS.</text:span></text:p>
      <text:p text:style-name="P4"><text:span text:style-name="T45"/></text:p>
      <text:p text:style-name="P4"><text:span text:style-name="T46">Заключение:</text:span><text:span text:style-name="T47"/></text:p>
      <text:p text:style-name="P4"><text:span text:style-name="T47"><text:s text:c="4"/>Поток с номером 110 открыл обычный HTTP-запрос, а не защищённый HTTPS-трафик, потому что это был фоновой запрос (например, для загрузки новостей через AJAX). Протокол HTTP используется в таких случаях для ускорения передачи данных и минимизации задержек.</text:span></text:p>
      <text:p text:style-name="P5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